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713eb" officeooo:paragraph-rsid="001713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dfs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Dubiniuk</meta:initial-creator>
    <meta:creation-date>2013-09-12T22:17:03</meta:creation-date>
    <meta:generator>LibreOffice/5.1.5.2$Linux_X86_64 LibreOffice_project/10$Build-2</meta:generator>
    <dc:date>2016-10-12T20:08:43.800653179</dc:date>
    <dc:creator>Pranav Kant</dc:creator>
    <meta:editing-duration>PT2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</office:meta>
</office:document-meta>
</file>